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25185204" calcext:value-type="float">
            <text:p>30,25185204</text:p>
          </table:table-cell>
          <table:table-cell office:value-type="float" office:value="3.86464375E-026" calcext:value-type="float">
            <text:p>3,86E-026</text:p>
          </table:table-cell>
          <table:table-cell office:value-type="float" office:value="3.086357355" calcext:value-type="float">
            <text:p>3,08635735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59694862" calcext:value-type="float">
            <text:p>30,59694862</text:p>
          </table:table-cell>
          <table:table-cell office:value-type="float" office:value="3.385260681E-026" calcext:value-type="float">
            <text:p>3,39E-026</text:p>
          </table:table-cell>
          <table:table-cell office:value-type="float" office:value="3.107523441" calcext:value-type="float">
            <text:p>3,107523441</text:p>
          </table:table-cell>
          <table:table-cell table:style-name="ce2" table:formula="of:=([.E3]-[.E2])/[.E2]" office:value-type="float" office:value="0.00685795051104833" calcext:value-type="float">
            <text:p>0,00685795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238" calcext:value-type="float">
            <text:p>16238</text:p>
          </table:table-cell>
          <table:table-cell office:value-type="float" office:value="23.98461151" calcext:value-type="float">
            <text:p>23,98461151</text:p>
          </table:table-cell>
          <table:table-cell office:value-type="float" office:value="1.104966361E-020" calcext:value-type="float">
            <text:p>1,10E-020</text:p>
          </table:table-cell>
          <table:table-cell office:value-type="float" office:value="2.370652914" calcext:value-type="float">
            <text:p>2,370652914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238" calcext:value-type="float">
            <text:p>16238</text:p>
          </table:table-cell>
          <table:table-cell office:value-type="float" office:value="24.4736824" calcext:value-type="float">
            <text:p>24,4736824</text:p>
          </table:table-cell>
          <table:table-cell office:value-type="float" office:value="2.295546076E-020" calcext:value-type="float">
            <text:p>2,30E-020</text:p>
          </table:table-cell>
          <table:table-cell office:value-type="float" office:value="2.373099566" calcext:value-type="float">
            <text:p>2,373099566</text:p>
          </table:table-cell>
          <table:table-cell table:formula="of:=([.E5]-[.E4])/[.E4]" office:value-type="float" office:value="0.00103205829311889" calcext:value-type="float">
            <text:p>0,001032058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416" calcext:value-type="float">
            <text:p>16416</text:p>
          </table:table-cell>
          <table:table-cell office:value-type="float" office:value="25.87656593" calcext:value-type="float">
            <text:p>25,87656593</text:p>
          </table:table-cell>
          <table:table-cell office:value-type="float" office:value="1.307805636E-017" calcext:value-type="float">
            <text:p>1,31E-017</text:p>
          </table:table-cell>
          <table:table-cell office:value-type="float" office:value="1.974635482" calcext:value-type="float">
            <text:p>1,97463548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416" calcext:value-type="float">
            <text:p>16416</text:p>
          </table:table-cell>
          <table:table-cell office:value-type="float" office:value="25.60613823" calcext:value-type="float">
            <text:p>25,60613823</text:p>
          </table:table-cell>
          <table:table-cell office:value-type="float" office:value="4.12300103E-017" calcext:value-type="float">
            <text:p>4,12E-017</text:p>
          </table:table-cell>
          <table:table-cell office:value-type="float" office:value="1.975752592" calcext:value-type="float">
            <text:p>1,975752592</text:p>
          </table:table-cell>
          <table:table-cell table:style-name="ce3" table:formula="of:=([.E7]-[.E6])/[.E6]" office:value-type="float" office:value="0.000565729730972206" calcext:value-type="float">
            <text:p>0,000565729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493" calcext:value-type="float">
            <text:p>16493</text:p>
          </table:table-cell>
          <table:table-cell office:value-type="float" office:value="26.09033203" calcext:value-type="float">
            <text:p>26,09033203</text:p>
          </table:table-cell>
          <table:table-cell office:value-type="float" office:value="5.741929941E-016" calcext:value-type="float">
            <text:p>5,74E-016</text:p>
          </table:table-cell>
          <table:table-cell office:value-type="float" office:value="1.726599574" calcext:value-type="float">
            <text:p>1,726599574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493" calcext:value-type="float">
            <text:p>16493</text:p>
          </table:table-cell>
          <table:table-cell office:value-type="float" office:value="25.65664291" calcext:value-type="float">
            <text:p>25,65664291</text:p>
          </table:table-cell>
          <table:table-cell office:value-type="float" office:value="6.212536682E-016" calcext:value-type="float">
            <text:p>6,21E-016</text:p>
          </table:table-cell>
          <table:table-cell office:value-type="float" office:value="1.727710366" calcext:value-type="float">
            <text:p>1,727710366</text:p>
          </table:table-cell>
          <table:table-cell table:style-name="ce3" table:formula="of:=([.E9]-[.E8])/[.E8]" office:value-type="float" office:value="0.000643340828253889" calcext:value-type="float">
            <text:p>0,000643340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617" calcext:value-type="float">
            <text:p>16617</text:p>
          </table:table-cell>
          <table:table-cell office:value-type="float" office:value="25.78639984" calcext:value-type="float">
            <text:p>25,78639984</text:p>
          </table:table-cell>
          <table:table-cell office:value-type="float" office:value="0.00000000000006400815885" calcext:value-type="float">
            <text:p>6,40E-014</text:p>
          </table:table-cell>
          <table:table-cell office:value-type="float" office:value="1.543867826" calcext:value-type="float">
            <text:p>1,543867826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617" calcext:value-type="float">
            <text:p>16617</text:p>
          </table:table-cell>
          <table:table-cell office:value-type="float" office:value="25.64148903" calcext:value-type="float">
            <text:p>25,64148903</text:p>
          </table:table-cell>
          <table:table-cell office:value-type="float" office:value="0.00000000000006247274562" calcext:value-type="float">
            <text:p>6,25E-014</text:p>
          </table:table-cell>
          <table:table-cell office:value-type="float" office:value="1.544638276" calcext:value-type="float">
            <text:p>1,544638276</text:p>
          </table:table-cell>
          <table:table-cell table:style-name="ce3" table:formula="of:=([.E11]-[.E10])/[.E10]" office:value-type="float" office:value="0.000499038834170309" calcext:value-type="float">
            <text:p>0,000499038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696" calcext:value-type="float">
            <text:p>16696</text:p>
          </table:table-cell>
          <table:table-cell office:value-type="float" office:value="25.73003387" calcext:value-type="float">
            <text:p>25,73003387</text:p>
          </table:table-cell>
          <table:table-cell office:value-type="float" office:value="0.0000000000003426189725" calcext:value-type="float">
            <text:p>3,43E-013</text:p>
          </table:table-cell>
          <table:table-cell office:value-type="float" office:value="1.405196905" calcext:value-type="float">
            <text:p>1,40519690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696" calcext:value-type="float">
            <text:p>16696</text:p>
          </table:table-cell>
          <table:table-cell office:value-type="float" office:value="25.80078888" calcext:value-type="float">
            <text:p>25,80078888</text:p>
          </table:table-cell>
          <table:table-cell office:value-type="float" office:value="0.000000000001565157617" calcext:value-type="float">
            <text:p>1,57E-012</text:p>
          </table:table-cell>
          <table:table-cell office:value-type="float" office:value="1.405558228" calcext:value-type="float">
            <text:p>1,405558228</text:p>
          </table:table-cell>
          <table:table-cell table:formula="of:=([.E13]-[.E12])/[.E12]" office:value-type="float" office:value="0.000257133358829975" calcext:value-type="float">
            <text:p>0,000257133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754" calcext:value-type="float">
            <text:p>16754</text:p>
          </table:table-cell>
          <table:table-cell office:value-type="float" office:value="25.85329819" calcext:value-type="float">
            <text:p>25,85329819</text:p>
          </table:table-cell>
          <table:table-cell office:value-type="float" office:value="0.00000000001398043833" calcext:value-type="float">
            <text:p>1,40E-011</text:p>
          </table:table-cell>
          <table:table-cell office:value-type="float" office:value="1.290202737" calcext:value-type="float">
            <text:p>1,290202737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754" calcext:value-type="float">
            <text:p>16754</text:p>
          </table:table-cell>
          <table:table-cell office:value-type="float" office:value="26.1833992" calcext:value-type="float">
            <text:p>26,1833992</text:p>
          </table:table-cell>
          <table:table-cell office:value-type="float" office:value="0.00000000002211779371" calcext:value-type="float">
            <text:p>2,21E-011</text:p>
          </table:table-cell>
          <table:table-cell office:value-type="float" office:value="1.291069746" calcext:value-type="float">
            <text:p>1,291069746</text:p>
          </table:table-cell>
          <table:table-cell table:formula="of:=([.E15]-[.E14])/[.E14]" office:value-type="float" office:value="0.000671994389049284" calcext:value-type="float">
            <text:p>0,000671994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958" calcext:value-type="float">
            <text:p>16958</text:p>
          </table:table-cell>
          <table:table-cell office:value-type="float" office:value="26.18963623" calcext:value-type="float">
            <text:p>26,18963623</text:p>
          </table:table-cell>
          <table:table-cell office:value-type="float" office:value="0.0000000000489709974" calcext:value-type="float">
            <text:p>4,90E-011</text:p>
          </table:table-cell>
          <table:table-cell office:value-type="float" office:value="1.198013783" calcext:value-type="float">
            <text:p>1,198013783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958" calcext:value-type="float">
            <text:p>16958</text:p>
          </table:table-cell>
          <table:table-cell office:value-type="float" office:value="26.2330761" calcext:value-type="float">
            <text:p>26,2330761</text:p>
          </table:table-cell>
          <table:table-cell office:value-type="float" office:value="0.00000000002539875428" calcext:value-type="float">
            <text:p>2,54E-011</text:p>
          </table:table-cell>
          <table:table-cell office:value-type="float" office:value="1.198275089" calcext:value-type="float">
            <text:p>1,198275089</text:p>
          </table:table-cell>
          <table:table-cell table:formula="of:=([.E17]-[.E16])/[.E16]" office:value-type="float" office:value="0.000218116021458221" calcext:value-type="float">
            <text:p>0,00021811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7038" calcext:value-type="float">
            <text:p>17038</text:p>
          </table:table-cell>
          <table:table-cell office:value-type="float" office:value="26.25472641" calcext:value-type="float">
            <text:p>26,25472641</text:p>
          </table:table-cell>
          <table:table-cell office:value-type="float" office:value="0.0000000001567053431" calcext:value-type="float">
            <text:p>1,57E-010</text:p>
          </table:table-cell>
          <table:table-cell office:value-type="float" office:value="1.11860168" calcext:value-type="float">
            <text:p>1,11860168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7038" calcext:value-type="float">
            <text:p>17038</text:p>
          </table:table-cell>
          <table:table-cell office:value-type="float" office:value="26.28602219" calcext:value-type="float">
            <text:p>26,28602219</text:p>
          </table:table-cell>
          <table:table-cell office:value-type="float" office:value="0.0000000001758986845" calcext:value-type="float">
            <text:p>1,76E-010</text:p>
          </table:table-cell>
          <table:table-cell office:value-type="float" office:value="1.1187886" calcext:value-type="float">
            <text:p>1,1187886</text:p>
          </table:table-cell>
          <table:table-cell table:style-name="ce3" table:formula="of:=([.E19]-[.E18])/[.E18]" office:value-type="float" office:value="0.000167101483344795" calcext:value-type="float">
            <text:p>0,000167101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057" calcext:value-type="float">
            <text:p>17057</text:p>
          </table:table-cell>
          <table:table-cell office:value-type="float" office:value="26.30205536" calcext:value-type="float">
            <text:p>26,30205536</text:p>
          </table:table-cell>
          <table:table-cell office:value-type="float" office:value="0.0000000002051351311" calcext:value-type="float">
            <text:p>2,05E-010</text:p>
          </table:table-cell>
          <table:table-cell office:value-type="float" office:value="1.050221324" calcext:value-type="float">
            <text:p>1,050221324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057" calcext:value-type="float">
            <text:p>17057</text:p>
          </table:table-cell>
          <table:table-cell office:value-type="float" office:value="26.37368584" calcext:value-type="float">
            <text:p>26,37368584</text:p>
          </table:table-cell>
          <table:table-cell office:value-type="float" office:value="0.0000000007937568935" calcext:value-type="float">
            <text:p>7,94E-010</text:p>
          </table:table-cell>
          <table:table-cell office:value-type="float" office:value="1.050474405" calcext:value-type="float">
            <text:p>1,050474405</text:p>
          </table:table-cell>
          <table:table-cell table:style-name="ce3" table:formula="of:=([.E21]-[.E20])/[.E20]" office:value-type="float" office:value="0.000240978729165567" calcext:value-type="float">
            <text:p>0,000240978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7172" calcext:value-type="float">
            <text:p>17172</text:p>
          </table:table-cell>
          <table:table-cell office:value-type="float" office:value="26.38108826" calcext:value-type="float">
            <text:p>26,38108826</text:p>
          </table:table-cell>
          <table:table-cell office:value-type="float" office:value="0.000000003183169284" calcext:value-type="float">
            <text:p>3,18E-009</text:p>
          </table:table-cell>
          <table:table-cell office:value-type="float" office:value="0.9874264598" calcext:value-type="float">
            <text:p>0,9874264598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111534421794115" calcext:value-type="float">
            <text:p>0,00111534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6T10:42:38.701760681</dc:date>
    <meta:document-statistic meta:table-count="1" meta:cell-count="121" meta:object-count="0"/>
    <meta:generator>LibreOffice/4.1.4.2$Linux_X86_64 LibreOffice_project/410m0$Build-2</meta:generator>
  </office:meta>
</office:document-meta>
</file>